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e163" officeooo:paragraph-rsid="000ee16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e163" officeooo:paragraph-rsid="000ee16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e163" officeooo:paragraph-rsid="000ee16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bold" officeooo:rsid="000fd6a9" officeooo:paragraph-rsid="0011909a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8" style:family="paragraph" style:parent-style-name="Standard" style:list-style-name="L5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0ab2d" officeooo:paragraph-rsid="0010ab2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0ab2d" officeooo:paragraph-rsid="0010ab2d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bold" officeooo:rsid="0011909a" officeooo:paragraph-rsid="0011909a" style:font-weight-asian="bold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bold" officeooo:rsid="0012b179" officeooo:paragraph-rsid="0012b179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ee163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0fd6a9"/>
    </style:style>
    <style:style style:name="P15" style:family="paragraph" style:parent-style-name="Standard" style:list-style-name="L8">
      <style:paragraph-properties fo:text-align="start" style:justify-single-word="false"/>
      <style:text-properties officeooo:paragraph-rsid="0010ab2d"/>
    </style:style>
    <style:style style:name="P16" style:family="paragraph" style:parent-style-name="Standard" style:list-style-name="L9">
      <style:paragraph-properties fo:text-align="start" style:justify-single-word="false"/>
      <style:text-properties officeooo:paragraph-rsid="0010ab2d"/>
    </style:style>
    <style:style style:name="P17" style:family="paragraph" style:parent-style-name="Standard" style:list-style-name="L10">
      <style:paragraph-properties fo:text-align="start" style:justify-single-word="false"/>
      <style:text-properties officeooo:paragraph-rsid="0010ab2d"/>
    </style:style>
    <style:style style:name="P18" style:family="paragraph" style:parent-style-name="Standard" style:list-style-name="L6">
      <style:paragraph-properties fo:text-align="start" style:justify-single-word="false"/>
      <style:text-properties officeooo:rsid="000fd6a9" officeooo:paragraph-rsid="000fd6a9"/>
    </style:style>
    <style:style style:name="P19" style:family="paragraph" style:parent-style-name="Standard" style:list-style-name="L6">
      <style:paragraph-properties fo:text-align="start" style:justify-single-word="false"/>
      <style:text-properties officeooo:rsid="0010ab2d" officeooo:paragraph-rsid="0010ab2d"/>
    </style:style>
    <style:style style:name="P20" style:family="paragraph" style:parent-style-name="Standard" style:list-style-name="L9">
      <style:paragraph-properties fo:text-align="start" style:justify-single-word="false"/>
      <style:text-properties officeooo:rsid="0010ab2d" officeooo:paragraph-rsid="0010ab2d"/>
    </style:style>
    <style:style style:name="P21" style:family="paragraph" style:parent-style-name="Standard" style:list-style-name="L10">
      <style:paragraph-properties fo:text-align="start" style:justify-single-word="false"/>
      <style:text-properties officeooo:rsid="0010ab2d" officeooo:paragraph-rsid="0010ab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163" style:font-weight-asian="normal" style:font-weight-complex="normal"/>
    </style:style>
    <style:style style:name="T4" style:family="text">
      <style:text-properties fo:font-weight="normal" officeooo:rsid="000fd6a9" style:font-weight-asian="normal" style:font-weight-complex="normal"/>
    </style:style>
    <style:style style:name="T5" style:family="text">
      <style:text-properties fo:font-weight="normal" officeooo:rsid="0010ab2d" style:font-weight-asian="normal" style:font-weight-complex="normal"/>
    </style:style>
    <style:style style:name="T6" style:family="text">
      <style:text-properties fo:font-weight="normal" officeooo:rsid="0011909a" style:font-weight-asian="normal" style:font-weight-complex="normal"/>
    </style:style>
    <style:style style:name="T7" style:family="text">
      <style:text-properties fo:font-weight="normal" officeooo:rsid="0011909a" fo:background-color="#81d41a" loext:char-shading-value="0" style:font-weight-asian="normal" style:font-weight-complex="normal"/>
    </style:style>
    <style:style style:name="T8" style:family="text">
      <style:text-properties fo:font-weight="normal" officeooo:rsid="0011909a" fo:background-color="#81d41a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хзадание</text:p>
      <text:p text:style-name="P1"><text:span text:style-name="T1">1.</text:span> <text:span text:style-name="T1">Слово</text:span></text:p>
      <text:list xml:id="list1961454707" text:style-name="L1">
        <text:list-item>
          <text:p text:style-name="P13"><text:span text:style-name="T3">Поле, в которое вводится слово. </text:span></text:p>
        </text:list-item>
        <text:list-item>
          <text:p text:style-name="P13"><text:span text:style-name="T3">У</text:span><text:span text:style-name="T6">казывает</text:span><text:span text:style-name="T3"> положение каретки и </text:span><text:span text:style-name="T6">текущее</text:span><text:span text:style-name="T3"> состояние. Положение каретки — надпись, обозначающая текущее состояние, над одним из символов слова. </text:span></text:p>
        </text:list-item>
        <text:list-item>
          <text:p text:style-name="P13"><text:span text:style-name="T3">Поля, в которых указывается и сохраняется начальное состояние и положение каретки. </text:span></text:p>
        </text:list-item>
        <text:list-item>
          <text:p text:style-name="P13"><text:span text:style-name="T3">В любой момент работы машины состояние и положение каретки отображаются над словом. </text:span></text:p>
        </text:list-item>
        <text:list-item>
          <text:p text:style-name="P7"><text:span text:style-name="T3">В качестве начально</text:span><text:span text:style-name="T2">го</text:span><text:span text:style-name="T3"> состояни</text:span><text:span text:style-name="T2">я</text:span><text:span text:style-name="T3"> </text:span><text:span text:style-name="T6">слова </text:span><text:span text:style-name="T3">— </text:span><text:span text:style-name="T2">запоминается слово после любого редактирования.</text:span></text:p>
        </text:list-item>
        <text:list-item>
          <text:p text:style-name="P9"><text:span text:style-name="T2">В слово мо</text:span><text:span text:style-name="T6">жно</text:span><text:span text:style-name="T2"> вносить изменения в любой момент, когда машина стоит.</text:span></text:p>
        </text:list-item>
      </text:list>
      <text:p text:style-name="P3">2. Управление</text:p>
      <text:p text:style-name="P4"><text:span text:style-name="T2">Кнопки:</text:span></text:p>
      <text:list xml:id="list3413604636" text:style-name="L3">
        <text:list-item>
          <text:p text:style-name="P5"><text:span text:style-name="T2">Запустить</text:span></text:p>
        </text:list-item>
        <text:list-item>
          <text:p text:style-name="P5"><text:span text:style-name="T2">Шаг вперёд</text:span></text:p>
        </text:list-item>
        <text:list-item>
          <text:p text:style-name="P5"><text:span text:style-name="T2">Шаг назад</text:span></text:p>
        </text:list-item>
        <text:list-item>
          <text:p text:style-name="P5"><text:span text:style-name="T2">Стоп</text:span></text:p>
        </text:list-item>
        <text:list-item>
          <text:p text:style-name="P6"><text:span text:style-name="T2">В начало</text:span></text:p>
          <text:list>
            <text:list-item>
              <text:p text:style-name="P6"><text:span text:style-name="T2">Возвращает слово в начальное состояние</text:span></text:p>
            </text:list-item>
            <text:list-item>
              <text:p text:style-name="P11"><text:span text:style-name="T2">Возвращает машину в начальное состояние</text:span></text:p>
            </text:list-item>
            <text:list-item>
              <text:p text:style-name="P12"><text:span text:style-name="T2">Возвращает положение каретки в начальное состояние</text:span></text:p>
            </text:list-item>
          </text:list>
        </text:list-item>
        <text:list-item>
          <text:p text:style-name="P5"><text:span text:style-name="T2">Очистить</text:span></text:p>
        </text:list-item>
      </text:list>
      <text:p text:style-name="P4">3. Программа</text:p>
      <text:list xml:id="list874203163" text:style-name="L6">
        <text:list-item>
          <text:p text:style-name="P14"><text:span text:style-name="T4">Текстовое поле для ввода программы.</text:span></text:p>
        </text:list-item>
        <text:list-item>
          <text:p text:style-name="P14"><text:span text:style-name="T4">Панель управления полем.</text:span></text:p>
        </text:list-item>
        <text:list-item>
          <text:p text:style-name="P18"><text:span text:style-name="T2">Программа может вводиться вручную</text:span></text:p>
        </text:list-item>
        <text:list-item>
          <text:p text:style-name="P18"><text:span text:style-name="T2">Программа может быть скопирована откуда-либо</text:span></text:p>
        </text:list-item>
        <text:list-item>
          <text:p text:style-name="P19"><text:span text:style-name="T2">В текст программы могут вноситься изменения в любой момент, когда машина стоит.</text:span></text:p>
        </text:list-item>
      </text:list>
      <text:p text:style-name="P4"><text:span text:style-name="T2">Кнопки:</text:span></text:p>
      <text:list xml:id="list2027721337" text:style-name="L8">
        <text:list-item>
          <text:p text:style-name="P15"><text:span text:style-name="T4">Скомпилировать:</text:span></text:p>
          <text:list>
            <text:list-item>
              <text:p text:style-name="P15"><text:span text:style-name="T5">Проверяются ошибки, </text:span></text:p>
            </text:list-item>
            <text:list-item>
              <text:p text:style-name="P15"><text:span text:style-name="T5">формируется программа, </text:span></text:p>
            </text:list-item>
            <text:list-item>
              <text:p text:style-name="P15"><text:span text:style-name="T5">на основании этой программы заполняется таблица.</text:span></text:p>
            </text:list-item>
          </text:list>
        </text:list-item>
      </text:list>
      <text:list xml:id="list3497305884" text:style-name="L5">
        <text:list-item>
          <text:p text:style-name="P8"><text:span text:style-name="T2">Очистить окно</text:span></text:p>
        </text:list-item>
      </text:list>
      <text:p text:style-name="P4">4. Таблица</text:p>
      <text:list xml:id="list1920483790" text:style-name="L10">
        <text:list-item>
          <text:p text:style-name="P17"><text:span text:style-name="T5">Область для представления программы в табличном виде</text:span></text:p>
        </text:list-item>
        <text:list-item>
          <text:p text:style-name="P21"><text:span text:style-name="T5">О</text:span><text:span text:style-name="T2">бозначается текущее состояние </text:span><text:span text:style-name="T6">и обозреваемый символ (на пересечении колонки и строки) </text:span><text:span text:style-name="T8">придумать термин</text:span></text:p>
        </text:list-item>
      </text:list>
      <text:p text:style-name="P10">5. Журнал</text:p>
      <text:list xml:id="list2197800360" text:style-name="L9">
        <text:list-item>
          <text:p text:style-name="P16"><text:span text:style-name="T5">Окно, в котором отображаются все значимые действия, о которых необходимо уведомить пользователя</text:span></text:p>
        </text:list-item>
        <text:list-item>
          <text:p text:style-name="P20"><text:span text:style-name="T5">К</text:span><text:span text:style-name="T2">нопка «Очистить окно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20:42.890453768</meta:creation-date>
    <dc:date>2019-03-27T09:05:03.350139387</dc:date>
    <meta:editing-duration>PT1M57S</meta:editing-duration>
    <meta:editing-cycles>1</meta:editing-cycles>
    <meta:document-statistic meta:table-count="0" meta:image-count="0" meta:object-count="0" meta:page-count="1" meta:paragraph-count="37" meta:word-count="210" meta:character-count="1378" meta:non-whitespace-character-count="1226"/>
    <meta:generator>LibreOffice/6.2.1.1$Linux_X86_64 LibreOffice_project/20$Build-1</meta:generator>
  </office:meta>
</office:document-meta>
</file>